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b57" officeooo:paragraph-rsid="0008db57"/>
    </style:style>
    <style:style style:name="P2" style:family="paragraph" style:parent-style-name="Standard">
      <style:text-properties officeooo:rsid="000bc6f0" officeooo:paragraph-rsid="000bc6f0"/>
    </style:style>
    <style:style style:name="P3" style:family="paragraph" style:parent-style-name="Standard">
      <style:text-properties officeooo:rsid="000d6ea2" officeooo:paragraph-rsid="000d6ea2"/>
    </style:style>
    <style:style style:name="P4" style:family="paragraph" style:parent-style-name="Standard">
      <style:text-properties officeooo:rsid="00096707" officeooo:paragraph-rsid="000d6ea2"/>
    </style:style>
    <style:style style:name="T1" style:family="text">
      <style:text-properties officeooo:rsid="000d6ea2"/>
    </style:style>
    <style:style style:name="T2" style:family="text">
      <style:text-properties officeooo:rsid="000f3136"/>
    </style:style>
    <style:style style:name="T3" style:family="text">
      <style:text-properties officeooo:rsid="000f6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</text:p>
      <text:p text:style-name="P3">*Оппл вздыхая, смотрит в окно в вагоне поезда, проезжая защитное поле*</text:p>
      <text:p text:style-name="P3">Оппл: Такая защита, но от чего?</text:p>
      <text:p text:style-name="P1">****</text:p>
      <text:p text:style-name="P4">*Тёмная комната, из окна слышен голос<text:span text:style-name="T1">а испуганных пони</text:span>*, </text:p>
      <text:p text:style-name="P4"><text:span text:style-name="T1">Пони 1: Барьер рушится!</text:span></text:p>
      <text:p text:style-name="P3">Пони 2: Бежим!</text:p>
      <text:p text:style-name="P4">*Оппл смотрит в окно и видит как силовое поле рушится на куски <text:span text:style-name="T2">и туда залетают Чейнжленги</text:span>*</text:p>
      <text:p text:style-name="P4">*<text:span text:style-name="T3">Оппл отпрынивает от окна*</text:span></text:p>
      <text:p text:style-name="P4">*<text:span text:style-name="T3">Оппл неуверено поднимает копыто и опускает, пытаясь понять что ему делать дальше</text:span>*</text:p>
      <text:p text:style-name="P2">^</text:p>
      <text:p text:style-name="P2">Даётся выбор игроку:</text:p>
      <text:p text:style-name="P2">Остаться внутри – neutral root</text:p>
      <text:p text:style-name="P2">Выйти и сражаться – positive root</text:p>
      <text:p text:style-name="P2">^</text:p>
      <text:p text:style-name="Standard">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0:50:39.342503000</meta:creation-date>
    <meta:generator>LibreOffice/7.3.7.2$Linux_X86_64 LibreOffice_project/30$Build-2</meta:generator>
    <dc:date>2024-11-07T21:41:31.451781354</dc:date>
    <meta:editing-duration>PT12M43S</meta:editing-duration>
    <meta:editing-cycles>6</meta:editing-cycles>
    <meta:document-statistic meta:table-count="0" meta:image-count="0" meta:object-count="0" meta:page-count="1" meta:paragraph-count="16" meta:word-count="81" meta:character-count="490" meta:non-whitespace-character-count="422"/>
  </office:meta>
</office:document-meta>
</file>